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lack" svg:font-family="'Robo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ExtLt" svg:font-family="'Noto Sans ExtL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83d3c" draw:textarea-horizontal-align="justify" draw:textarea-vertical-align="middle" draw:auto-grow-height="false" fo:min-height="19.34cm" fo:min-width="12.454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stroke="none" svg:stroke-color="#000000" draw:fill="none" draw:fill-color="#ffffff" fo:min-height="1.866cm"/>
    </style:style>
    <style:style style:name="gr4" style:family="graphic" style:parent-style-name="objectwithoutfill">
      <style:graphic-properties svg:stroke-color="#8d1d75" draw:marker-start="Arrow" draw:marker-end="Arrow" draw:marker-end-width="0.3cm" draw:fill="none" draw:textarea-vertical-align="middle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3.052cm" fo:min-width="3.705cm"/>
    </style:style>
    <style:style style:name="gr6" style:family="graphic" style:parent-style-name="standard">
      <style:graphic-properties svg:stroke-color="#666666" draw:fill-color="#ffffff" draw:textarea-horizontal-align="justify" draw:textarea-vertical-align="middle" draw:auto-grow-height="false" fo:min-height="2.878cm" fo:min-width="3.818cm"/>
    </style:style>
    <style:style style:name="gr7" style:family="graphic" style:parent-style-name="objectwithoutfill">
      <style:graphic-properties svg:stroke-color="#e8a202" draw:marker-start="Arrow" draw:marker-end="Arrow" draw:marker-end-width="0.3cm" draw:fill="none" draw:textarea-vertical-align="middle"/>
    </style:style>
    <style:style style:name="gr8" style:family="graphic" style:parent-style-name="standard">
      <style:graphic-properties svg:stroke-color="#666666" draw:fill-color="#ffffff" draw:textarea-horizontal-align="justify" draw:textarea-vertical-align="middle" draw:auto-grow-height="false" fo:min-height="3.052cm" fo:min-width="3.818cm"/>
    </style:style>
    <style:style style:name="gr9" style:family="graphic" style:parent-style-name="objectwithoutfill">
      <style:graphic-properties svg:stroke-color="#ffffff" draw:marker-start="Arrow" draw:marker-end="Arrow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782cm" fo:min-width="13.47cm"/>
    </style:style>
    <style:style style:name="gr12" style:family="graphic" style:parent-style-name="standard">
      <style:graphic-properties draw:stroke="none" svg:stroke-color="#000000" draw:fill="none" draw:fill-color="#ffffff" fo:min-height="1.753cm"/>
    </style:style>
    <style:style style:name="P1" style:family="paragraph">
      <loext:graphic-properties draw:fill-color="#383d3c"/>
      <style:paragraph-properties fo:text-align="center"/>
    </style:style>
    <style:style style:name="P2" style:family="paragraph">
      <style:paragraph-properties fo:text-align="center"/>
      <style:text-properties style:font-name="Noto Sans ExtLt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text-properties style:font-name="Noto Sans ExtLt" fo:font-size="32pt" fo:font-weight="bold" style:font-size-asian="32pt" style:font-weight-asian="bold" style:font-size-complex="32pt" style:font-weight-complex="bold"/>
    </style:style>
    <style:style style:name="P4" style:family="paragraph">
      <style:text-properties style:font-name="Noto Sans ExtLt"/>
    </style:style>
    <style:style style:name="P5" style:family="paragraph">
      <loext:graphic-properties draw:fill="none" draw:fill-color="#ffffff"/>
      <style:text-properties style:font-name="Noto Sans ExtL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font-name="Noto Sans ExtLt" fo:font-size="18pt" fo:font-weight="normal" style:font-size-asian="18pt" style:font-weight-asian="normal" style:font-size-complex="18pt" style:font-weight-complex="normal"/>
    </style:style>
    <style:style style:name="P8" style:family="paragraph">
      <loext:graphic-properties draw:fill-color="#ffffff"/>
      <style:paragraph-properties fo:text-align="center"/>
      <style:text-properties style:font-name="Noto Sans ExtLt"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text-align="center"/>
      <style:text-properties style:font-name="Noto Sans ExtLt"/>
    </style:style>
    <style:style style:name="P10" style:family="paragraph">
      <loext:graphic-properties draw:fill-color="#ffffff"/>
      <style:paragraph-properties fo:text-align="center"/>
      <style:text-properties style:font-name="Noto Sans ExtLt"/>
    </style:style>
    <style:style style:name="P11" style:family="paragraph">
      <style:paragraph-properties fo:text-align="center"/>
      <style:text-properties fo:color="#ffffff" style:font-name="Noto Sans ExtLt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text-properties fo:color="#ffffff" style:font-name="Noto Sans ExtLt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center"/>
      <style:text-properties style:font-name="Roboto Black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style:font-name="Roboto Black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Noto Sans ExtLt"/>
    </style:style>
    <style:style style:name="T3" style:family="text">
      <style:text-properties style:font-name="Noto Sans ExtLt"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font-name="Noto Sans ExtLt"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font-name="Noto Sans ExtLt" fo:font-size="15pt" style:font-size-asian="15pt" style:font-size-complex="15pt"/>
    </style:style>
    <style:style style:name="T6" style:family="text">
      <style:text-properties fo:color="#ffffff" style:font-name="Noto Sans ExtLt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Roboto Black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666666" style:font-name="Roboto Black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954cm" svg:height="19.59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191cm" svg:height="1.788cm" svg:x="13.955cm" svg:y="18.816cm">
          <draw:text-box>
            <text:p text:style-name="P2"><text:span text:style-name="T1">Public</text:span></text:p>
          </draw:text-box>
        </draw:frame>
        <draw:frame draw:style-name="gr3" draw:text-style-name="P5" draw:layer="layout" svg:width="7.017cm" svg:height="2.116cm" svg:x="19.923cm" svg:y="10.114cm">
          <draw:text-box>
            <text:p text:style-name="P4"><text:span text:style-name="T2">cloud.yourd</text:span><text:span text:style-name="T2">omain.com</text:span><text:span text:style-name="T2"><text:line-break/></text:span><text:span text:style-name="T2">office.yourdo</text:span><text:span text:style-name="T2">main.com</text:span></text:p>
          </draw:text-box>
        </draw:frame>
        <draw:line draw:style-name="gr4" draw:text-style-name="P6" draw:layer="layout" svg:x1="19.487cm" svg:y1="10.806cm" svg:x2="16.694cm" svg:y2="10.806cm">
          <text:p/>
        </draw:line>
        <draw:custom-shape draw:style-name="gr5" draw:text-style-name="P8" draw:layer="layout" svg:width="4.205cm" svg:height="3.302cm" svg:x="11.868cm" svg:y="9.144cm">
          <text:p text:style-name="P7"><text:span text:style-name="T3">Proxy</text:span></text:p>
          <text:p text:style-name="P7"><text:span text:style-name="T3"/></text:p>
          <text:p text:style-name="P7"><text:span text:style-name="T4">Ports: 80; 4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4.318cm" svg:height="3.128cm" svg:x="2.016cm" svg:y="4.302cm">
          <text:p text:style-name="P9"><text:span text:style-name="T2">Nextcloud</text:span></text:p>
          <text:p text:style-name="P9"><text:span text:style-name="T2"/></text:p>
          <text:p text:style-name="P9"><text:span text:style-name="T5">Expose: 80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9.488cm" svg:y1="11.506cm" svg:x2="16.695cm" svg:y2="11.506cm">
          <text:p/>
        </draw:line>
        <draw:line draw:style-name="gr4" draw:text-style-name="P6" draw:layer="layout" svg:x1="11.541cm" svg:y1="9.509cm" svg:x2="6.588cm" svg:y2="6.842cm">
          <text:p/>
        </draw:line>
        <draw:custom-shape draw:style-name="gr8" draw:text-style-name="P10" draw:layer="layout" svg:width="4.318cm" svg:height="3.302cm" svg:x="2.016cm" svg:y="9.144cm">
          <text:p text:style-name="P9"><text:span text:style-name="T2">db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318cm" svg:height="3.302cm" svg:x="2.016cm" svg:y="14.102cm">
          <text:p text:style-name="P9"><text:span text:style-name="T2">OnlyOffice</text:span></text:p>
          <text:p text:style-name="P9"><text:span text:style-name="T2"/></text:p>
          <text:p text:style-name="P9"><text:span text:style-name="T5">Expose: 80; 443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.129cm" svg:y1="8.874cm" svg:x2="4.129cm" svg:y2="7.858cm">
          <text:p/>
        </draw:line>
        <draw:line draw:style-name="gr7" draw:text-style-name="P6" draw:layer="layout" svg:x1="11.414cm" svg:y1="12.049cm" svg:x2="6.588cm" svg:y2="14.716cm">
          <text:p/>
        </draw:line>
        <draw:frame draw:style-name="gr10" draw:text-style-name="P12" draw:layer="layout" svg:width="4.499cm" svg:height="1.788cm" svg:x="9.474cm" svg:y="18.816cm">
          <draw:text-box>
            <text:p text:style-name="P11"><text:span text:style-name="T6">Private</text:span></text:p>
          </draw:text-box>
        </draw:frame>
        <draw:custom-shape draw:style-name="gr11" draw:text-style-name="P13" draw:layer="layout" svg:width="13.97cm" svg:height="2.032cm" svg:x="6.985cm" svg:y="1.762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14.097cm" svg:height="2.003cm" svg:x="6.969cm" svg:y="1.762cm">
          <draw:text-box>
            <text:p text:style-name="P14"><text:span text:style-name="T7">nextcloud</text:span><text:span text:style-name="T7">-docker-</text:span><text:span text:style-name="T7">nginx-</text:span><text:span text:style-name="T7">reverse-</text:span><text:span text:style-name="T7">proxy</text:span><text:span text:style-name="T7"><text:line-break/></text:span><text:span text:style-name="T8">high-level </text:span><text:span text:style-name="T8">network </text:span><text:span text:style-name="T8">overvie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lack" svg:font-family="'Robo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ExtLt" svg:font-family="'Noto Sans ExtL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18:18:43.091886824</meta:creation-date>
    <dc:date>2019-05-26T18:48:07.126690607</dc:date>
    <meta:editing-duration>PT18M39S</meta:editing-duration>
    <meta:editing-cycles>7</meta:editing-cycles>
    <meta:generator>LibreOffice/6.1.3.2$Linux_X86_64 LibreOffice_project/10$Build-2</meta:generator>
    <meta:document-statistic meta:object-count="15"/>
  </office:meta>
</office:document-meta>
</file>